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2.483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Byte size of 1 matrix (n x n)</text:p>
          </table:table-cell>
          <table:table-cell table:style-name="ce2" office:value-type="string" calcext:value-type="string">
            <text:p>Byte size of 3 matrices (A, B, and C)</text:p>
          </table:table-cell>
          <table:table-cell table:style-name="ce2" office:value-type="string" calcext:value-type="string">
            <text:p>GFLOP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2]*[.A2]*4&amp;&quot;B = &quot;&amp;[.A2]*[.A2]*4/2^20&amp;&quot;MB&quot;" office:value-type="string" office:string-value="16777216B = 16MB" calcext:value-type="string">
            <text:p>16777216B = 16MB</text:p>
          </table:table-cell>
          <table:table-cell table:formula="of:=[.A2]*[.A2]*4*3&amp;&quot;B = &quot;&amp;[.A2]*[.A2]*4/2^20*3&amp;&quot;MB&quot;" office:value-type="string" office:string-value="50331648B = 48MB" calcext:value-type="string">
            <text:p>50331648B = 48MB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3]*[.A3]*4&amp;&quot;B = &quot;&amp;[.A3]*[.A3]*4/2^20&amp;&quot;MB&quot;" office:value-type="string" office:string-value="4194304B = 4MB" calcext:value-type="string">
            <text:p>4194304B = 4MB</text:p>
          </table:table-cell>
          <table:table-cell table:formula="of:=[.A3]*[.A3]*4*3&amp;&quot;B = &quot;&amp;[.A3]*[.A3]*4/2^20*3&amp;&quot;MB&quot;" office:value-type="string" office:string-value="12582912B = 12MB" calcext:value-type="string">
            <text:p>12582912B = 12MB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4]*[.A4]*4&amp;&quot;B = &quot;&amp;[.A4]*[.A4]*4/2^20&amp;&quot;MB&quot;" office:value-type="string" office:string-value="1048576B = 1MB" calcext:value-type="string">
            <text:p>1048576B = 1MB</text:p>
          </table:table-cell>
          <table:table-cell table:formula="of:=[.A4]*[.A4]*4*3&amp;&quot;B = &quot;&amp;[.A4]*[.A4]*4/2^20*3&amp;&quot;MB&quot;" office:value-type="string" office:string-value="3145728B = 3MB" calcext:value-type="string">
            <text:p>3145728B = 3MB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5]*[.A5]*4&amp;&quot;B = &quot;&amp;[.A5]*[.A5]*4/2^10&amp;&quot;KB&quot;" office:value-type="string" office:string-value="262144B = 256KB" calcext:value-type="string">
            <text:p>262144B = 256KB</text:p>
          </table:table-cell>
          <table:table-cell table:formula="of:=[.A5]*[.A5]*4*3&amp;&quot;B = &quot;&amp;[.A5]*[.A5]*4/2^10*3&amp;&quot;KB&quot;" office:value-type="string" office:string-value="786432B = 768KB" calcext:value-type="string">
            <text:p>786432B = 768KB</text:p>
          </table:table-cell>
          <table:table-cell office:value-type="float" office:value="3.284" calcext:value-type="float">
            <text:p>3.2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6]*[.A6]*4&amp;&quot;B = &quot;&amp;[.A6]*[.A6]*4/2^10&amp;&quot;KB&quot;" office:value-type="string" office:string-value="65536B = 64KB" calcext:value-type="string">
            <text:p>65536B = 64KB</text:p>
          </table:table-cell>
          <table:table-cell table:formula="of:=[.A6]*[.A6]*4*3&amp;&quot;B = &quot;&amp;[.A6]*[.A6]*4/2^10*3&amp;&quot;KB&quot;" office:value-type="string" office:string-value="196608B = 192KB" calcext:value-type="string">
            <text:p>196608B = 192KB</text:p>
          </table:table-cell>
          <table:table-cell office:value-type="float" office:value="3.606" calcext:value-type="float">
            <text:p>3.6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]*[.A7]*4&amp;&quot;B = &quot;&amp;[.A7]*[.A7]*4/2^10&amp;&quot;KB&quot;" office:value-type="string" office:string-value="16384B = 16KB" calcext:value-type="string">
            <text:p>16384B = 16KB</text:p>
          </table:table-cell>
          <table:table-cell table:formula="of:=[.A7]*[.A7]*4*3&amp;&quot;B = &quot;&amp;[.A7]*[.A7]*4/2^10*3&amp;&quot;KB&quot;" office:value-type="string" office:string-value="49152B = 48KB" calcext:value-type="string">
            <text:p>49152B = 48KB</text:p>
          </table:table-cell>
          <table:table-cell office:value-type="float" office:value="5.14" calcext:value-type="float">
            <text:p>5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2T09:50:42.895126293</meta:creation-date>
    <dc:date>2025-12-12T12:45:37.152547991</dc:date>
    <meta:editing-duration>PT2H44M36S</meta:editing-duration>
    <meta:editing-cycles>2</meta:editing-cycles>
    <meta:generator>LibreOffice/25.8.3.2$Linux_X86_64 LibreOffice_project/580$Build-2</meta:generator>
    <meta:document-statistic meta:table-count="1" meta:cell-count="28" meta:object-count="0"/>
  </office:meta>
</office:document-meta>
</file>